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4.0453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1.7346in"/>
    </style:style>
    <style:style style:name="co11" style:family="table-column">
      <style:table-column-properties fo:break-before="auto" style:column-width="1.5898in"/>
    </style:style>
    <style:style style:name="co12" style:family="table-column">
      <style:table-column-properties fo:break-before="auto" style:column-width="1.3429in"/>
    </style:style>
    <style:style style:name="co13" style:family="table-column">
      <style:table-column-properties fo:break-before="auto" style:column-width="1.5791in"/>
    </style:style>
    <style:style style:name="co14" style:family="table-column">
      <style:table-column-properties fo:break-before="auto" style:column-width="0.6665in"/>
    </style:style>
    <style:style style:name="co15" style:family="table-column">
      <style:table-column-properties fo:break-before="auto" style:column-width="0.9689in"/>
    </style:style>
    <style:style style:name="co16" style:family="table-column">
      <style:table-column-properties fo:break-before="auto" style:column-width="0.8752in"/>
    </style:style>
    <style:style style:name="co17" style:family="table-column">
      <style:table-column-properties fo:break-before="auto" style:column-width="1.0417in"/>
    </style:style>
    <style:style style:name="co18" style:family="table-column">
      <style:table-column-properties fo:break-before="auto" style:column-width="1.5626in"/>
    </style:style>
    <style:style style:name="co19" style:family="table-column">
      <style:table-column-properties fo:break-before="auto" style:column-width="1.3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ZasuvkoveOkru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Rozvaděč</text:p>
          </table:table-cell>
          <table:table-cell table:style-name="ce1" office:value-type="string" calcext:value-type="string">
            <text:p>Podlaží</text:p>
          </table:table-cell>
          <table:table-cell table:style-name="ce1" office:value-type="string" calcext:value-type="string">
            <text:p>Místnost</text:p>
          </table:table-cell>
          <table:table-cell table:style-name="ce1" office:value-type="string" calcext:value-type="string">
            <text:p>Okruh</text:p>
          </table:table-cell>
          <table:table-cell table:style-name="ce1" office:value-type="string" calcext:value-type="string">
            <text:p>Počet</text:p>
          </table:table-cell>
          <table:table-cell table:style-name="ce1" office:value-type="string" calcext:value-type="string">
            <text:p>Popis</text:p>
          </table:table-cell>
          <table:table-cell table:style-name="ce1" office:value-type="string" calcext:value-type="string">
            <text:p>Příkon</text:p>
          </table:table-cell>
          <table:table-cell office:value-type="string" calcext:value-type="string">
            <text:p>Hnízda</text:p>
          </table:table-cell>
          <table:table-cell office:value-type="string" calcext:value-type="string">
            <text:p>počet</text:p>
          </table:table-cell>
          <table:table-cell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ásuvk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čk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vlnná troub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uba</text:p>
          </table:table-cell>
          <table:table-cell office:value-type="string" calcext:value-type="string">
            <text:p>3500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 kuchyňská link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n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estoř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kční varná deska</text:p>
          </table:table-cell>
          <table:table-cell office:value-type="string" calcext:value-type="string">
            <text:p>7360W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3;105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ásuvky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3;104;105;106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 + AP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4; 106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ásuvky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8;109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0;10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čk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šičk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ásuvky venkovní + robosekačk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ásuvky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 – Soustruh</text:p>
          </table:table-cell>
          <table:table-cell office:value-type="string" calcext:value-type="string">
            <text:p>6000W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400V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400V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árna pitná voda (čerpadlo + 2 zásuvky úpravna)</text:p>
          </table:table-cell>
          <table:table-cell office:value-type="string" calcext:value-type="string">
            <text:p>1550w + 2x100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árna užitková voda</text:p>
          </table:table-cell>
          <table:table-cell office:value-type="string" calcext:value-type="string">
            <text:p>910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ána + videovrátn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šťovk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 pracovn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 pracovna PC + AP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string" calcext:value-type="string">
            <text:p>201;203;204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ásuvky + zásuvka koupelna skřínk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Příprava – Přímotop možnost sjednotit s podlahovkou</text:p>
          </table:table-cell>
          <table:table-cell office:value-type="string" calcext:value-type="string">
            <text:p>1000W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Příprava – Přímotop možnost sjednotit s podlahovkou</text:p>
          </table:table-cell>
          <table:table-cell office:value-type="string" calcext:value-type="string">
            <text:p>1000W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jler</text:p>
          </table:table-cell>
          <table:table-cell office:value-type="string" calcext:value-type="string">
            <text:p>2500W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kuperace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boproudý rozvaděč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zerv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venkovní – vánoční osvětlení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kulační čerpadlo</text:p>
          </table:table-cell>
          <table:table-cell table:number-columns-repeated="4"/>
        </table:table-row>
      </table:table>
      <table:table table:name="Svetla" table:style-name="ta1">
        <table:table-column table:style-name="co8" table:number-columns-repeated="5" table:default-cell-style-name="ce1"/>
        <table:table-column table:style-name="co9" table:default-cell-style-name="ce1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SSR relay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a Strop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a schody stěna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ídelna strop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chyň strop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chyň Led pásek linka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ývák stůl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ývák gauč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tup do denní místnosti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racovna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2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chodba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2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1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světlo ú podlahy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2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okoj I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2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okoj II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2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1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šatna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2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ložnice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2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1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pelna strop + skřínka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2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upelna strop + 2x skřínka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3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 strop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3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iér světla u vstupu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3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iér světla terasa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3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teriér světla pokoje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3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iér světlo ložnice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3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dílna</text:p>
          </table:table-cell>
          <table:table-cell office:value-type="string" calcext:value-type="string">
            <text:p>Ard5</text:p>
          </table:table-cell>
          <table:table-cell office:value-type="string" calcext:value-type="string">
            <text:p>SSR12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1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sklad</text:p>
          </table:table-cell>
          <table:table-cell office:value-type="string" calcext:value-type="string">
            <text:p>Ard5</text:p>
          </table:table-cell>
          <table:table-cell office:value-type="string" calcext:value-type="string">
            <text:p>SSR12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racovna II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3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Galerie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3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diště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4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2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Šatna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4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2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pelna strop + skřínka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4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2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ká místnost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4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na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4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kovní plochá střecha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SSR4</text:p>
          </table:table-cell>
        </table:table-row>
      </table:table>
      <table:table table:name="Topeni" table:style-name="ta1">
        <table:table-column table:style-name="co8" table:number-columns-repeated="5" table:default-cell-style-name="ce1"/>
        <table:table-column table:style-name="co9" table:default-cell-style-name="ce1"/>
        <table:table-column table:style-name="co8" table:default-cell-style-name="ce1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SSR relay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400 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5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700 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5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950 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5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20 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5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750 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5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750 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5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H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600 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5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1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200 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5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6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50 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6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1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6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310 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6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+100</text:p>
          </table:table-cell>
          <table:table-cell office:value-type="string" calcext:value-type="string">
            <text:p>H1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hřívaná střešní vpusť</text:p>
          </table:table-cell>
          <table:table-cell office:value-type="string" calcext:value-type="string">
            <text:p>30 W</text:p>
          </table:table-cell>
          <table:table-cell office:value-type="string" calcext:value-type="string">
            <text:p>Ard5</text:p>
          </table:table-cell>
          <table:table-cell office:value-type="string" calcext:value-type="string">
            <text:p>SSR12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H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700 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6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2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50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6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2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6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300 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6</text:p>
          </table:table-cell>
        </table:table-row>
        <table:table-row table:style-name="ro1">
          <table:table-cell table:style-name="Default" office:value-type="string" calcext:value-type="string">
            <text:p>RP</text:p>
          </table:table-cell>
          <table:table-cell table:style-name="Default" office:value-type="string" calcext:value-type="string">
            <text:p>1NP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string" calcext:value-type="string">
            <text:p>H11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říomotop</text:p>
          </table:table-cell>
          <table:table-cell table:style-name="Default" office:value-type="string" calcext:value-type="string">
            <text:p>1000W</text:p>
          </table:table-cell>
          <table:table-cell office:value-type="string" calcext:value-type="string">
            <text:p>Ard5</text:p>
          </table:table-cell>
          <table:table-cell office:value-type="string" calcext:value-type="string">
            <text:p>SSR12</text:p>
          </table:table-cell>
        </table:table-row>
        <table:table-row table:style-name="ro1">
          <table:table-cell table:style-name="Default" office:value-type="string" calcext:value-type="string">
            <text:p>RP</text:p>
          </table:table-cell>
          <table:table-cell table:style-name="Default" office:value-type="string" calcext:value-type="string">
            <text:p>1NP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string" calcext:value-type="string">
            <text:p>H11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Ventilátor</text:p>
          </table:table-cell>
          <table:table-cell table:style-name="Default" office:value-type="string" calcext:value-type="string">
            <text:p>xx</text:p>
          </table:table-cell>
          <table:table-cell office:value-type="string" calcext:value-type="string">
            <text:p>Ard5</text:p>
          </table:table-cell>
          <table:table-cell office:value-type="string" calcext:value-type="string">
            <text:p>SSR12</text:p>
          </table:table-cell>
        </table:table-row>
      </table:table>
      <table:table table:name="Zaluzie" table:style-name="ta1">
        <table:table-column table:style-name="co8" table:number-columns-repeated="5" table:default-cell-style-name="ce1"/>
        <table:table-column table:style-name="co10" table:default-cell-style-name="ce1"/>
        <table:table-column table:style-name="co8" table:default-cell-style-name="ce1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  <table:table-cell office:value-type="string" calcext:value-type="string">
            <text:p>Arduino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S fix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9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S otvírací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9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Fix rohové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9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Kuchyňská linka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9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H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racovna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1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H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okoj I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1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H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okoj II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1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Ložnice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1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H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Pracovna II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1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H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erna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  <table:table-cell office:value-type="string" calcext:value-type="string">
            <text:p>SSR11</text:p>
          </table:table-cell>
        </table:table-row>
      </table:table>
      <table:table table:name="Zvuk" table:style-name="ta1">
        <table:table-column table:style-name="co8" table:number-columns-repeated="5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ND1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rduktor kuchyně + obývák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ND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duktor Pracovna 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ND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okoj 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ND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okoj I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ND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racovna I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ND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duktor Herna</text:p>
          </table:table-cell>
          <table:table-cell/>
        </table:table-row>
      </table:table>
      <table:table table:name="FVE" table:style-name="ta1">
        <table:table-column table:style-name="co8" table:number-columns-repeated="5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Ty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řídač</text:p>
          </table:table-cell>
          <table:table-cell office:value-type="string" calcext:value-type="string">
            <text:p>SUN-10K-SG04LP3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erie</text:p>
          </table:table-cell>
          <table:table-cell office:value-type="string" calcext:value-type="string">
            <text:p>Somi 10,24 kWh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Exterié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lbox</text:p>
          </table:table-cell>
          <table:table-cell office:value-type="string" calcext:value-type="string">
            <text:p>EVmate 01/2-3-16 STR</text:p>
          </table:table-cell>
        </table:table-row>
      </table:table>
      <table:table table:name="Sheet8" table:style-name="ta1">
        <table:table-column table:style-name="co8" table:default-cell-style-name="Default"/>
        <table:table-column table:style-name="co8" table:number-columns-repeated="2" table:default-cell-style-name="ce4"/>
        <table:table-column table:style-name="co13" table:default-cell-style-name="ce4"/>
        <table:table-column table:style-name="co8" table:default-cell-style-name="ce4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Distribution box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oom</text:p>
          </table:table-cell>
          <table:table-cell table:style-name="Default" office:value-type="string" calcext:value-type="string">
            <text:p>Sensor</text:p>
          </table:table-cell>
          <table:table-cell table:style-name="Default" office:value-type="string" calcext:value-type="string">
            <text:p>Count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Pin count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ala</text:p>
          </table:table-cell>
          <table:table-cell table:style-name="Default" office:value-type="string" calcext:value-type="string">
            <text:p>DH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2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enní místnost</text:p>
          </table:table-cell>
          <table:table-cell table:style-name="Default" office:value-type="string" calcext:value-type="string">
            <text:p>DHT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table:style-name="Default" office:value-type="string" calcext:value-type="string">
            <text:p>DHT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 table:style-name="Default" office:value-type="string" calcext:value-type="string">
            <text:p>DH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table:style-name="Default" office:value-type="string" calcext:value-type="string">
            <text:p>DHT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table:style-name="Default" office:value-type="string" calcext:value-type="string">
            <text:p>DHT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 table:style-name="Default" office:value-type="string" calcext:value-type="string">
            <text:p>DH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8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table:style-name="Default" office:value-type="string" calcext:value-type="string">
            <text:p>DHT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 table:style-name="Default" office:value-type="string" calcext:value-type="string">
            <text:p>DH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10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 table:style-name="Default" office:value-type="string" calcext:value-type="string">
            <text:p>DH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1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 table:style-name="Default" office:value-type="string" calcext:value-type="string">
            <text:p>DH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 table:style-name="Default" office:value-type="string" calcext:value-type="string">
            <text:p>DHT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 table:style-name="Default" office:value-type="string" calcext:value-type="string">
            <text:p>DH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5</text:p>
          </table:table-cell>
          <table:table-cell table:formula="of:=[.E14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 table:style-name="Default" office:value-type="string" calcext:value-type="string">
            <text:p>DH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1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table:style-name="Default" office:value-type="string" calcext:value-type="string">
            <text:p>DHT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 table:style-name="Default" office:value-type="string" calcext:value-type="string">
            <text:p>DH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1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 table:style-name="Default" office:value-type="string" calcext:value-type="string">
            <text:p>DH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18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 table:style-name="Default" office:value-type="string" calcext:value-type="string">
            <text:p>DH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1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table:style-name="Default" office:value-type="string" calcext:value-type="string">
            <text:p>DHT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Outdoor</text:p>
          </table:table-cell>
          <table:table-cell table:style-name="Default" office:value-type="string" calcext:value-type="string">
            <text:p>DH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5</text:p>
          </table:table-cell>
          <table:table-cell table:formula="of:=[.E2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ala</text:p>
          </table:table-cell>
          <table:table-cell office:value-type="string" calcext:value-type="string">
            <text:p>HC-SR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22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enní místnost</text:p>
          </table:table-cell>
          <table:table-cell office:value-type="string" calcext:value-type="string">
            <text:p>HC-SR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d3</text:p>
          </table:table-cell>
          <table:table-cell table:formula="of:=[.E2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string" calcext:value-type="string">
            <text:p>HC-SR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24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 office:value-type="string" calcext:value-type="string">
            <text:p>HC-SR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2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string" calcext:value-type="string">
            <text:p>HC-SR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26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string" calcext:value-type="string">
            <text:p>HC-SR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2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 office:value-type="string" calcext:value-type="string">
            <text:p>HC-SR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28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string" calcext:value-type="string">
            <text:p>HC-SR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2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 office:value-type="string" calcext:value-type="string">
            <text:p>HC-SR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30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 office:value-type="string" calcext:value-type="string">
            <text:p>HC-SR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3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HC-SR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 office:value-type="string" calcext:value-type="string">
            <text:p>HC-SR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5</text:p>
          </table:table-cell>
          <table:table-cell table:formula="of:=[.E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HC-SR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5</text:p>
          </table:table-cell>
          <table:table-cell table:formula="of:=[.E34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 office:value-type="string" calcext:value-type="string">
            <text:p>HC-SR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35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string" calcext:value-type="string">
            <text:p>HC-SR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36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 office:value-type="string" calcext:value-type="string">
            <text:p>HC-SR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3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 office:value-type="string" calcext:value-type="string">
            <text:p>HC-SR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38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 office:value-type="string" calcext:value-type="string">
            <text:p>HC-SR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3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string" calcext:value-type="string">
            <text:p>HC-SR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HC-SR5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d5</text:p>
          </table:table-cell>
          <table:table-cell table:formula="of:=[.E41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ala</text:p>
          </table:table-cell>
          <table:table-cell office:value-type="string" calcext:value-type="string">
            <text:p>DS18B20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enní místnost</text:p>
          </table:table-cell>
          <table:table-cell office:value-type="string" calcext:value-type="string">
            <text:p>DS18B20 5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d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string" calcext:value-type="string">
            <text:p>DS18B20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 office:value-type="string" calcext:value-type="string">
            <text:p>DS18B20 5m</text:p>
          </table:table-cell>
          <table:table-cell/>
          <table:table-cell office:value-type="string" calcext:value-type="string">
            <text:p>Ard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string" calcext:value-type="string">
            <text:p>DS18B20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string" calcext:value-type="string">
            <text:p>DS18B20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 office:value-type="string" calcext:value-type="string">
            <text:p>DS18B20 5m</text:p>
          </table:table-cell>
          <table:table-cell/>
          <table:table-cell office:value-type="string" calcext:value-type="string">
            <text:p>Ard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string" calcext:value-type="string">
            <text:p>DS18B20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 office:value-type="string" calcext:value-type="string">
            <text:p>DS18B20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 office:value-type="string" calcext:value-type="string">
            <text:p>DS18B20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DS18B20 5m</text:p>
          </table:table-cell>
          <table:table-cell/>
          <table:table-cell office:value-type="string" calcext:value-type="string">
            <text:p>Ard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 office:value-type="string" calcext:value-type="string">
            <text:p>DS18B20 5m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DS18B20 5m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 office:value-type="string" calcext:value-type="string">
            <text:p>DS18B20 5m</text:p>
          </table:table-cell>
          <table:table-cell/>
          <table:table-cell office:value-type="string" calcext:value-type="string">
            <text:p>Ard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string" calcext:value-type="string">
            <text:p>DS18B20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 office:value-type="string" calcext:value-type="string">
            <text:p>DS18B20 5m</text:p>
          </table:table-cell>
          <table:table-cell/>
          <table:table-cell office:value-type="string" calcext:value-type="string">
            <text:p>Ard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 office:value-type="string" calcext:value-type="string">
            <text:p>DS18B20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 office:value-type="string" calcext:value-type="string">
            <text:p>DS18B20 5m</text:p>
          </table:table-cell>
          <table:table-cell/>
          <table:table-cell office:value-type="string" calcext:value-type="string">
            <text:p>Ard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string" calcext:value-type="string">
            <text:p>DS18B20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DS18B20 5m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ala</text:p>
          </table:table-cell>
          <table:table-cell office:value-type="string" calcext:value-type="string">
            <text:p>TSL25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enní místnost</text:p>
          </table:table-cell>
          <table:table-cell office:value-type="string" calcext:value-type="string">
            <text:p>TSL25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d3</text:p>
          </table:table-cell>
          <table:table-cell table:formula="of:=[.E6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string" calcext:value-type="string">
            <text:p>TSL2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64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 office:value-type="string" calcext:value-type="string">
            <text:p>TSL25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string" calcext:value-type="string">
            <text:p>TSL2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66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string" calcext:value-type="string">
            <text:p>TSL2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6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 office:value-type="string" calcext:value-type="string">
            <text:p>TSL25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string" calcext:value-type="string">
            <text:p>TSL2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6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 office:value-type="string" calcext:value-type="string">
            <text:p>TSL25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 office:value-type="string" calcext:value-type="string">
            <text:p>TSL25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SL2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 office:value-type="string" calcext:value-type="string">
            <text:p>TSL2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TSL25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 office:value-type="string" calcext:value-type="string">
            <text:p>TSL25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string" calcext:value-type="string">
            <text:p>TSL2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76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 office:value-type="string" calcext:value-type="string">
            <text:p>TSL25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 office:value-type="string" calcext:value-type="string">
            <text:p>TSL25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 office:value-type="string" calcext:value-type="string">
            <text:p>TSL25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string" calcext:value-type="string">
            <text:p>TSL2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formula="of:=[.E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TSL25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d5</text:p>
          </table:table-cell>
          <table:table-cell table:formula="of:=[.E81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ala</text:p>
          </table:table-cell>
          <table:table-cell office:value-type="string" calcext:value-type="string">
            <text:p>Magnetic door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4</text:p>
          </table:table-cell>
          <table:table-cell table:formula="of:=[.E82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enní místnost</text:p>
          </table:table-cell>
          <table:table-cell office:value-type="string" calcext:value-type="string">
            <text:p>Magnetic door sens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d4</text:p>
          </table:table-cell>
          <table:table-cell table:formula="of:=[.E83]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string" calcext:value-type="string">
            <text:p>Magnetic door sens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d4</text:p>
          </table:table-cell>
          <table:table-cell table:formula="of:=[.E84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 office:value-type="string" calcext:value-type="string">
            <text:p>Magnetic door sensor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string" calcext:value-type="string">
            <text:p>Magnetic door sens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d4</text:p>
          </table:table-cell>
          <table:table-cell table:formula="of:=[.E86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string" calcext:value-type="string">
            <text:p>Magnetic door sens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d4</text:p>
          </table:table-cell>
          <table:table-cell table:formula="of:=[.E8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 office:value-type="string" calcext:value-type="string">
            <text:p>Magnetic door sensor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string" calcext:value-type="string">
            <text:p>Magnetic door sens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d4</text:p>
          </table:table-cell>
          <table:table-cell table:formula="of:=[.E89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 office:value-type="string" calcext:value-type="string">
            <text:p>Magnetic door sensor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 office:value-type="string" calcext:value-type="string">
            <text:p>Magnetic door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4</text:p>
          </table:table-cell>
          <table:table-cell table:formula="of:=[.E9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Magnetic door sen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 office:value-type="string" calcext:value-type="string">
            <text:p>Magnetic door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5</text:p>
          </table:table-cell>
          <table:table-cell table:formula="of:=[.E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agnetic door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5</text:p>
          </table:table-cell>
          <table:table-cell table:formula="of:=[.E94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 office:value-type="string" calcext:value-type="string">
            <text:p>Magnetic door sensor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string" calcext:value-type="string">
            <text:p>Magnetic door sens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d4</text:p>
          </table:table-cell>
          <table:table-cell table:formula="of:=[.E96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 office:value-type="string" calcext:value-type="string">
            <text:p>Magnetic door sensor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 office:value-type="string" calcext:value-type="string">
            <text:p>Magnetic door sensor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 office:value-type="string" calcext:value-type="string">
            <text:p>Magnetic door sensor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string" calcext:value-type="string">
            <text:p>Magnetic door sens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d4</text:p>
          </table:table-cell>
          <table:table-cell table:formula="of:=[.E10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Magnetic door sensor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ala</text:p>
          </table:table-cell>
          <table:table-cell office:value-type="string" calcext:value-type="string">
            <text:p>SCD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enní místnost</text:p>
          </table:table-cell>
          <table:table-cell office:value-type="string" calcext:value-type="string">
            <text:p>SCD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d4</text:p>
          </table:table-cell>
          <table:table-cell table:formula="of:=[.E103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string" calcext:value-type="string">
            <text:p>SCD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4</text:p>
          </table:table-cell>
          <table:table-cell table:formula="of:=[.E104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 office:value-type="string" calcext:value-type="string">
            <text:p>SCD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string" calcext:value-type="string">
            <text:p>SCD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4</text:p>
          </table:table-cell>
          <table:table-cell table:formula="of:=[.E106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string" calcext:value-type="string">
            <text:p>SCD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4</text:p>
          </table:table-cell>
          <table:table-cell table:formula="of:=[.E107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 office:value-type="string" calcext:value-type="string">
            <text:p>SCD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string" calcext:value-type="string">
            <text:p>SCD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4</text:p>
          </table:table-cell>
          <table:table-cell table:formula="of:=[.E10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 office:value-type="string" calcext:value-type="string">
            <text:p>SCD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 office:value-type="string" calcext:value-type="string">
            <text:p>SCD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SCD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 office:value-type="string" calcext:value-type="string">
            <text:p>SCD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5</text:p>
          </table:table-cell>
          <table:table-cell table:formula="of:=[.E1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SCD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 office:value-type="string" calcext:value-type="string">
            <text:p>SCD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string" calcext:value-type="string">
            <text:p>SCD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4</text:p>
          </table:table-cell>
          <table:table-cell table:formula="of:=[.E116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 office:value-type="string" calcext:value-type="string">
            <text:p>SCD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 office:value-type="string" calcext:value-type="string">
            <text:p>SCD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 office:value-type="string" calcext:value-type="string">
            <text:p>SCD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string" calcext:value-type="string">
            <text:p>SCD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4</text:p>
          </table:table-cell>
          <table:table-cell table:formula="of:=[.E1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SCD41</text:p>
          </table:table-cell>
          <table:table-cell table:number-columns-repeated="3"/>
        </table:table-row>
      </table:table>
      <table:table table:name="Sensors_Incl_CO2" table:style-name="ta1">
        <table:table-column table:style-name="co14" table:default-cell-style-name="ce4"/>
        <table:table-column table:style-name="co15" table:default-cell-style-name="ce4"/>
        <table:table-column table:style-name="co14" table:default-cell-style-name="ce4"/>
        <table:table-column table:style-name="co8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14" table:number-columns-repeated="1011" table:default-cell-style-name="ce4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HT22</text:p>
          </table:table-cell>
          <table:table-cell office:value-type="string" calcext:value-type="string">
            <text:p>HC-SR501</text:p>
          </table:table-cell>
          <table:table-cell office:value-type="string" calcext:value-type="string">
            <text:p>DS18B20 5m</text:p>
          </table:table-cell>
          <table:table-cell office:value-type="string" calcext:value-type="string">
            <text:p>TSL2591</text:p>
          </table:table-cell>
          <table:table-cell office:value-type="string" calcext:value-type="string">
            <text:p>Magnetic door sensor</text:p>
          </table:table-cell>
          <table:table-cell office:value-type="string" calcext:value-type="string">
            <text:p>SCD41</text:p>
          </table:table-cell>
          <table:table-cell office:value-type="string" calcext:value-type="string">
            <text:p>Total</text:p>
          </table:table-cell>
          <table:table-cell table:number-columns-repeated="100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hala</text:p>
          </table:table-cell>
          <table:table-cell office:value-type="float" office:value="6.34" calcext:value-type="float">
            <text:p>6.3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D2:.I2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denní místnost</text:p>
          </table:table-cell>
          <table:table-cell office:value-type="float" office:value="43.14" calcext:value-type="float">
            <text:p>43.14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D3:.I3])" office:value-type="float" office:value="11" calcext:value-type="float">
            <text:p>11</text:p>
          </table:table-cell>
          <table:table-cell table:number-columns-repeated="100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float" office:value="8.17" calcext:value-type="float">
            <text:p>8.1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4:.I4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 office:value-type="float" office:value="5.65" calcext:value-type="float">
            <text:p>5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SUM([.D5:.I5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float" office:value="12.16" calcext:value-type="float">
            <text:p>12.1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6:.I6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float" office:value="12.15" calcext:value-type="float">
            <text:p>12.1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7:.I7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SUM([.D8:.I8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float" office:value="10.04" calcext:value-type="float">
            <text:p>10.0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9:.I9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formula="of:=SUM([.D10:.I10])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 office:value-type="float" office:value="6.23" calcext:value-type="float">
            <text:p>6.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D11:.I11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SUM([.D12:.I12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 office:value-type="float" office:value="14.62" calcext:value-type="float">
            <text:p>14.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SUM([.D13:.I13])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 office:value-type="float" office:value="5.83" calcext:value-type="float">
            <text:p>5.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D14:.I14])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 office:value-type="float" office:value="6.21" calcext:value-type="float">
            <text:p>6.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SUM([.D15:.I15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float" office:value="27.66" calcext:value-type="float">
            <text:p>27.6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16:.I16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 office:value-type="float" office:value="5.05" calcext:value-type="float">
            <text:p>5.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SUM([.D17:.I17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 office:value-type="float" office:value="6.44" calcext:value-type="float">
            <text:p>6.4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formula="of:=SUM([.D18:.I18])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SUM([.D19:.I19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float" office:value="21.78" calcext:value-type="float">
            <text:p>21.7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20:.I20])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000</text:p>
          </table:table-cell>
          <table:table-cell office:value-type="string" calcext:value-type="string">
            <text:p>Outdo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SUM([.D21:.I21])"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/>
          <table:table-cell table:formula="of:=SUM([.D2:.D21])" office:value-type="float" office:value="12" calcext:value-type="float">
            <text:p>12</text:p>
          </table:table-cell>
          <table:table-cell table:formula="of:=SUM([.E2:.E21])" office:value-type="float" office:value="23" calcext:value-type="float">
            <text:p>23</text:p>
          </table:table-cell>
          <table:table-cell table:formula="of:=SUM([.F2:.F21])" office:value-type="float" office:value="12" calcext:value-type="float">
            <text:p>12</text:p>
          </table:table-cell>
          <table:table-cell table:formula="of:=SUM([.G2:.G21])" office:value-type="float" office:value="12" calcext:value-type="float">
            <text:p>12</text:p>
          </table:table-cell>
          <table:table-cell table:formula="of:=SUM([.H2:.H21])" office:value-type="float" office:value="19" calcext:value-type="float">
            <text:p>19</text:p>
          </table:table-cell>
          <table:table-cell table:formula="of:=SUM([.I2:.I21])" office:value-type="float" office:value="9" calcext:value-type="float">
            <text:p>9</text:p>
          </table:table-cell>
          <table:table-cell table:formula="of:=SUM([.D22:.I22])" office:value-type="float" office:value="87" calcext:value-type="float">
            <text:p>87</text:p>
          </table:table-cell>
          <table:table-cell table:number-columns-repeated="1009"/>
        </table:table-row>
        <table:table-row table:style-name="ro2" table:number-rows-repeated="1048553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ZasuvkoveOkruhy.A1:ZasuvkoveOkruhy.G40" table:display-filter-buttons="true">
          <table:filter>
            <table:filter-and>
              <table:filter-condition table:value="100" table:operator="=" table:field-number="2">
                <table:filter-set-item table:value="100"/>
                <table:filter-set-item table:value="110"/>
              </table:filter-condition>
            </table:filter-and>
          </table:filter>
        </table:database-range>
        <table:database-range table:name="__Anonymous_Sheet_DB__1" table:target-range-address="Svetla.A1:Svetla.G33" table:display-filter-buttons="true">
          <table:filter>
            <table:filter-and>
              <table:filter-condition table:value="RP" table:operator="=" table:field-number="0"/>
            </table:filter-and>
          </table:filter>
        </table:database-range>
        <table:database-range table:name="__Anonymous_Sheet_DB__2" table:target-range-address="Topeni.A1:Topeni.H18" table:display-filter-buttons="true">
          <table:filter>
            <table:filter-and>
              <table:filter-condition table:value="RP" table:operator="=" table:field-number="0"/>
            </table:filter-and>
          </table:filter>
        </table:database-range>
        <table:database-range table:name="__Anonymous_Sheet_DB__6" table:target-range-address="Sheet8.A1:Sheet8.F121" table:display-filter-buttons="true">
          <table:filter>
            <table:filter-and>
              <table:filter-condition table:value="RP1" table:operator="=" table:field-number="0"/>
            </table:filter-and>
          </table:filter>
        </table:database-range>
        <table:database-range table:name="__Anonymous_Sheet_DB__7" table:target-range-address="Sensors_Incl_CO2.A1:Sensors_Incl_CO2.I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 style:data-style-name="N2" text:time-value="06:59:45.680689754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22:20:25.154981732</meta:creation-date>
    <dc:date>2025-03-11T09:11:42.307435169</dc:date>
    <meta:editing-duration>P3DT10H33M43S</meta:editing-duration>
    <meta:editing-cycles>27</meta:editing-cycles>
    <meta:generator>LibreOffice/24.2.7.2$Linux_X86_64 LibreOffice_project/420$Build-2</meta:generator>
    <meta:print-date>2024-08-20T00:06:05.388480866</meta:print-date>
    <meta:document-statistic meta:table-count="8" meta:cell-count="1772" meta:object-count="0"/>
  </office:meta>
</office:document-meta>
</file>